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Standard"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Standard" style:family="paragraph">
      <style:paragraph-properties fo:text-align="center"/>
      <style:text-properties fo:font-weight="bold" style:font-weight-asian="bold" fo:font-size="16pt" style:font-size-asian="16pt" style:font-size-complex="16pt"/>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text-underline-type="single" style:text-underline-style="solid" style:text-underline-width="auto" style:text-underline-mode="continuous"/>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style>
    <style:style style:name="T11" style:parent-style-name="Absatz-Standardschriftart" style:family="text">
      <style:text-properties fo:font-weight="bold" style:font-weight-asian="bold"/>
    </style:style>
    <style:style style:name="P12" style:parent-style-name="Standard" style:family="paragraph">
      <style:text-properties fo:font-weight="bold" style:font-weight-asian="bold"/>
    </style:style>
    <style:style style:name="P13" style:parent-style-name="Standard" style:family="paragraph">
      <style:paragraph-properties fo:margin-left="0.1354in">
        <style:tab-stops/>
      </style:paragraph-properties>
      <style:text-properties fo:font-weight="bold" style:font-weight-asian="bold"/>
    </style:style>
    <style:style style:name="P14" style:parent-style-name="Standard" style:family="paragraph">
      <style:text-properties fo:font-weight="bold" style:font-weight-asian="bold"/>
    </style:style>
    <style:style style:name="P15" style:parent-style-name="Standard" style:family="paragraph">
      <style:text-properties fo:font-weight="bold" style:font-weight-asian="bold"/>
    </style:style>
    <style:style style:name="P16" style:parent-style-name="Standard" style:family="paragraph">
      <style:text-properties fo:font-weight="bold" style:font-weight-asian="bold"/>
    </style:style>
    <style:style style:name="P17" style:parent-style-name="Standard" style:family="paragraph">
      <style:text-properties fo:font-weight="bold" style:font-weight-asian="bold"/>
    </style:style>
    <style:style style:name="P18" style:parent-style-name="Standard" style:family="paragraph">
      <style:text-properties fo:font-weight="bold" style:font-weight-asian="bold"/>
    </style:style>
    <style:style style:name="P19" style:parent-style-name="Standard" style:family="paragraph">
      <style:text-properties fo:font-weight="bold" style:font-weight-asian="bold"/>
    </style:style>
    <style:style style:name="P20" style:parent-style-name="Standard" style:family="paragraph">
      <style:text-properties fo:font-weight="bold" style:font-weight-asian="bold"/>
    </style:style>
    <style:style style:name="P21" style:parent-style-name="Standard" style:family="paragraph">
      <style:text-properties fo:font-weight="bold" style:font-weight-asian="bold"/>
    </style:style>
    <style:style style:name="P22" style:parent-style-name="Standard" style:family="paragraph">
      <style:text-properties fo:font-weight="bold" style:font-weight-asian="bold"/>
    </style:style>
    <style:style style:name="P23" style:parent-style-name="Standard" style:family="paragraph">
      <style:text-properties fo:font-weight="bold" style:font-weight-asian="bold"/>
    </style:style>
    <style:style style:name="P24" style:parent-style-name="Standard" style:family="paragraph">
      <style:text-properties fo:font-weight="bold" style:font-weight-asian="bold"/>
    </style:style>
    <style:style style:name="P25" style:parent-style-name="Standard" style:family="paragraph">
      <style:text-properties fo:font-weight="bold" style:font-weight-asian="bold"/>
    </style:style>
    <style:style style:name="P26" style:parent-style-name="Standard" style:family="paragraph">
      <style:text-properties fo:font-weight="bold" style:font-weight-asian="bold"/>
    </style:style>
    <style:style style:name="P27" style:parent-style-name="Standard" style:family="paragraph">
      <style:text-properties fo:font-weight="bold" style:font-weight-asian="bold"/>
    </style:style>
    <style:style style:name="P28" style:parent-style-name="Standard" style:family="paragraph">
      <style:text-properties fo:font-weight="bold" style:font-weight-asian="bold"/>
    </style:style>
    <style:style style:name="P29" style:parent-style-name="Standard" style:family="paragraph">
      <style:text-properties fo:font-weight="bold" style:font-weight-asian="bold"/>
    </style:style>
    <style:style style:name="P30" style:parent-style-name="Standard" style:family="paragraph">
      <style:text-properties fo:font-weight="bold" style:font-weight-asian="bold"/>
    </style:style>
    <style:style style:name="P31" style:parent-style-name="Standard" style:family="paragraph">
      <style:text-properties fo:font-weight="bold" style:font-weight-asian="bold"/>
    </style:style>
    <style:style style:name="P32" style:parent-style-name="Standard" style:family="paragraph">
      <style:text-properties fo:font-weight="bold" style:font-weight-asian="bold"/>
    </style:style>
    <style:style style:name="P33" style:parent-style-name="Standard" style:family="paragraph">
      <style:text-properties fo:font-weight="bold" style:font-weight-asian="bold"/>
    </style:style>
    <style:style style:name="P34" style:parent-style-name="Standard" style:family="paragraph">
      <style:text-properties fo:font-weight="bold" style:font-weight-asian="bold"/>
    </style:style>
    <style:style style:name="P35" style:parent-style-name="Standard" style:family="paragraph">
      <style:text-properties fo:font-weight="bold" style:font-weight-asian="bold"/>
    </style:style>
    <style:style style:name="P36" style:parent-style-name="Standard" style:family="paragraph">
      <style:text-properties fo:font-weight="bold" style:font-weight-asian="bold"/>
    </style:style>
    <style:style style:name="P37" style:parent-style-name="Standard" style:family="paragraph">
      <style:text-properties fo:font-weight="bold" style:font-weight-asian="bold"/>
    </style:style>
    <style:style style:name="P38" style:parent-style-name="Standard" style:family="paragraph">
      <style:text-properties fo:font-weight="bold" style:font-weight-asian="bold"/>
    </style:style>
    <style:style style:name="P39" style:parent-style-name="Standard" style:family="paragraph">
      <style:text-properties fo:font-weight="bold" style:font-weight-asian="bold"/>
    </style:style>
    <style:style style:name="P40" style:parent-style-name="Standard" style:family="paragraph">
      <style:text-properties fo:font-weight="bold" style:font-weight-asian="bold"/>
    </style:style>
    <style:style style:name="P41" style:parent-style-name="Standard" style:family="paragraph">
      <style:text-properties fo:font-weight="bold" style:font-weight-asian="bold"/>
    </style:style>
    <style:style style:name="P42" style:parent-style-name="Standard" style:family="paragraph">
      <style:text-properties fo:font-weight="bold" style:font-weight-asian="bold"/>
    </style:style>
    <style:style style:name="P43" style:parent-style-name="Standard" style:family="paragraph">
      <style:text-properties fo:font-weight="bold" style:font-weight-asian="bold"/>
    </style:style>
    <style:style style:name="P44" style:parent-style-name="Standard" style:family="paragraph">
      <style:text-properties fo:font-weight="bold" style:font-weight-asian="bold"/>
    </style:style>
    <style:style style:name="P45" style:parent-style-name="Standard" style:family="paragraph">
      <style:text-properties fo:font-weight="bold" style:font-weight-asian="bold"/>
    </style:style>
    <style:style style:name="P46" style:parent-style-name="Standard" style:family="paragraph">
      <style:text-properties fo:font-weight="bold" style:font-weight-asian="bold" style:text-underline-type="single" style:text-underline-style="solid" style:text-underline-width="auto" style:text-underline-mode="continuous"/>
    </style:style>
    <style:style style:name="P47" style:parent-style-name="Standard" style:family="paragraph">
      <style:text-properties fo:font-weight="bold" style:font-weight-asian="bold"/>
    </style:style>
    <style:style style:name="P48" style:parent-style-name="Standard" style:family="paragraph">
      <style:text-properties fo:font-weight="bold" style:font-weight-asian="bold"/>
    </style:style>
    <style:style style:name="P49" style:parent-style-name="Standard" style:family="paragraph">
      <style:text-properties fo:font-weight="bold" style:font-weight-asian="bold"/>
    </style:style>
    <style:style style:name="P50" style:parent-style-name="Standard" style:family="paragraph">
      <style:text-properties fo:font-weight="bold" style:font-weight-asian="bold"/>
    </style:style>
    <style:style style:name="T51" style:parent-style-name="Absatz-Standardschriftart" style:family="text">
      <style:text-properties fo:font-weight="bold" style:font-weight-asian="bold"/>
    </style:style>
    <style:style style:name="T52" style:parent-style-name="Absatz-Standardschriftart" style:family="text">
      <style:text-properties fo:font-weight="bold" style:font-weight-asian="bold" fo:font-style="italic" style:font-style-asian="italic"/>
    </style:style>
    <style:style style:name="P53" style:parent-style-name="Standard" style:family="paragraph">
      <style:text-properties fo:font-weight="bold" style:font-weight-asian="bold"/>
    </style:style>
    <style:style style:name="P54" style:parent-style-name="Standard" style:family="paragraph">
      <style:text-properties fo:font-weight="bold" style:font-weight-asian="bold"/>
    </style:style>
    <style:style style:name="TableColumn56" style:family="table-column">
      <style:table-column-properties style:column-width="2.0972in"/>
    </style:style>
    <style:style style:name="TableColumn57" style:family="table-column">
      <style:table-column-properties style:column-width="2.0979in"/>
    </style:style>
    <style:style style:name="TableColumn58" style:family="table-column">
      <style:table-column-properties style:column-width="2.0979in"/>
    </style:style>
    <style:style style:name="Table55" style:family="table">
      <style:table-properties style:width="6.293in" fo:margin-left="0in" table:align="lef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text-align="center"/>
      <style:text-properties fo:font-weight="bold" style:font-weight-asian="bold"/>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text-align="center"/>
      <style:text-properties fo:font-weight="bold" style:font-weight-asian="bold"/>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text-align="center"/>
      <style:text-properties fo:font-weight="bold" style:font-weight-asian="bold"/>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text-align="center"/>
      <style:text-properties fo:font-weight="bold" style:font-weight-asian="bold"/>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text-align="center"/>
      <style:text-properties fo:font-weight="bold" style:font-weight-asian="bold"/>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text-align="center"/>
      <style:text-properties fo:font-weight="bold" style:font-weight-asian="bold"/>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text-align="center"/>
      <style:text-properties fo:font-weight="bold" style:font-weight-asian="bold"/>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text-align="center"/>
      <style:text-properties fo:font-weight="bold" style:font-weight-asian="bold"/>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text-align="center"/>
      <style:text-properties fo:font-weight="bold" style:font-weight-asian="bold"/>
    </style:style>
    <style:style style:name="P80" style:parent-style-name="Standard" style:family="paragraph">
      <style:text-properties fo:font-weight="bold" style:font-weight-asian="bold"/>
    </style:style>
    <style:style style:name="P81" style:parent-style-name="Standard" style:family="paragraph">
      <style:text-properties fo:font-weight="bold" style:font-weight-asian="bold"/>
    </style:style>
    <style:style style:name="P82" style:parent-style-name="Standard" style:family="paragraph">
      <style:text-properties fo:font-weight="bold" style:font-weight-asian="bold"/>
    </style:style>
    <style:style style:name="TableColumn84" style:family="table-column">
      <style:table-column-properties style:column-width="2.0972in"/>
    </style:style>
    <style:style style:name="TableColumn85" style:family="table-column">
      <style:table-column-properties style:column-width="2.0979in"/>
    </style:style>
    <style:style style:name="TableColumn86" style:family="table-column">
      <style:table-column-properties style:column-width="2.0979in"/>
    </style:style>
    <style:style style:name="Table83" style:family="table">
      <style:table-properties style:width="6.293in" fo:margin-left="0in" table:align="lef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text-align="center"/>
      <style:text-properties fo:font-weight="bold" style:font-weight-asian="bold"/>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text-align="center"/>
      <style:text-properties fo:font-weight="bold" style:font-weight-asian="bold"/>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text-align="center"/>
      <style:text-properties fo:font-weight="bold" style:font-weight-asian="bold"/>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text-align="center"/>
      <style:text-properties fo:font-weight="bold" style:font-weight-asian="bold"/>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text-align="center"/>
      <style:text-properties fo:font-weight="bold" style:font-weight-asian="bold"/>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text-align="center"/>
      <style:text-properties fo:font-weight="bold" style:font-weight-asian="bold"/>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text-align="center"/>
      <style:text-properties fo:font-weight="bold" style:font-weight-asian="bold"/>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text-align="center"/>
      <style:text-properties fo:font-weight="bold" style:font-weight-asian="bold"/>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text-align="center"/>
      <style:text-properties fo:font-weight="bold" style:font-weight-asian="bold"/>
    </style:style>
    <style:style style:name="P108" style:parent-style-name="Standard" style:family="paragraph">
      <style:text-properties fo:font-weight="bold" style:font-weight-asian="bold"/>
    </style:style>
    <style:style style:name="P109" style:parent-style-name="Standard" style:family="paragraph">
      <style:text-properties fo:font-weight="bold" style:font-weight-asian="bold"/>
    </style:style>
    <style:style style:name="P110" style:parent-style-name="Standard" style:family="paragraph">
      <style:text-properties fo:font-weight="bold" style:font-weight-asian="bold"/>
    </style:style>
    <style:style style:name="P111" style:parent-style-name="Standard" style:family="paragraph">
      <style:text-properties fo:font-weight="bold" style:font-weight-asian="bold" style:text-underline-type="single" style:text-underline-style="solid" style:text-underline-width="auto" style:text-underline-mode="continuous"/>
    </style:style>
    <style:style style:name="T112" style:parent-style-name="Absatz-Standardschriftart" style:family="text">
      <style:text-properties fo:font-weight="bold" style:font-weight-asian="bold"/>
    </style:style>
    <style:style style:name="T113" style:parent-style-name="Absatz-Standardschriftart" style:family="text">
      <style:text-properties fo:font-weight="bold" style:font-weight-asian="bold"/>
    </style:style>
    <style:style style:name="T114" style:parent-style-name="Absatz-Standardschriftart" style:family="text">
      <style:text-properties fo:font-weight="bold" style:font-weight-asian="bold"/>
    </style:style>
  </office:automatic-styles>
  <office:body>
    <office:text text:use-soft-page-breaks="true">
      <text:p text:style-name="P1">Test Plan</text:p>
      <text:p text:style-name="P2"/>
      <text:p text:style-name="P3">Um hohe Codequalität zu gewährleisten sollen alle Codesegmente der Mosti-Software hinreichend getestet werden. Das Testen der Codesegmente wird in drei Bereiche aufgeteilt,<text:s/>diese wären der User-Acceptance-Test, der Funktionalitätstest und der Vollständigkeitstest.<text:s/></text:p>
      <text:p text:style-name="P4"/>
      <text:p text:style-name="P5">User-Acceptance-Test:</text:p>
      <text:p text:style-name="P6">Für den User-Acceptance-Test stehen uns mehrere Mitarbeiter der Mosterei Hemau zur Verfügung. Nach einer kurzen Einweisung, sollen sie die Funktionalitäten des Programms eigenständig ausführen. Ihre erlangten Eindrücke sollen anhand folgendem Template festgehalten werden.</text:p>
      <text:p text:style-name="P7"/>
      <text:p text:style-name="P8">1. Testnummer</text:p>
      <text:p text:style-name="P9">2. Datum</text:p>
      <text:p text:style-name="P10">3. Rolle des Testers</text:p>
      <text:p text:style-name="Standard"><text:span text:style-name="T11">4. Testmodule</text:span></text:p>
      <text:p text:style-name="P12">5. Es ist eine bestimmte Funktionalität gegeben (z.B. Kunde erstellen/Mitarbeiter erstellen/</text:p>
      <text:p text:style-name="P13">Termin erstellen, Dienstleistung erstellen, Produkt erstellen, Schichtplan erstellen, <text:s text:c="4"/>Kassenfunktionstest) und soll vom Tester in einer gewissen Zeit ausgeführt werden.</text:p>
      <text:p text:style-name="P14">6. Es wird Dokumentiert ob der Tester die Aufgabe in der gegebenen Zeit ausführen konnte.</text:p>
      <text:p text:style-name="P15"/>
      <text:p text:style-name="P16"/>
      <text:p text:style-name="P17">Das Template orientiert sich an der Anforderungsspezifikation der nichtfunktionalen Anforderungen (vor allem Bedienbarkeit und Leistung). Die User-Acceptance-Tests sollen regelmäßig, bei Abschluss eines Arbeitspaketes, durchgeführt werde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soft-page-break/>
      <text:p text:style-name="P46">Funktionalitätstest:</text:p>
      <text:p text:style-name="P47">Die Funktionalitätstests werden immer in einer Gruppe von mindestens zwei Personen aus dem Team durchgeführt (zuständiger Programmierer und unabhängiger<text:s/>Tester). Der Test wird nach der Implementierung der Funktionalität erstellt und zeitnah ausgeführt. Getestet werden fertige Programmsegmente auf ihre richtige Funktionalität. Die entsprechenden Tests müssen deshalb so aufgebaut sein, dass die Mosti-Software gezwungen wird verschiedene Szenarien durchzuspielen und auf verschiedene Eingaben richtig zu reagieren. Dazu nutzen wir folgendes Template.</text:p>
      <text:p text:style-name="P48"/>
      <text:p text:style-name="P49">1. Testnummer</text:p>
      <text:p text:style-name="P50">2. Datum</text:p>
      <text:p text:style-name="Standard"><text:span text:style-name="T51">3.<text:s/></text:span><text:span text:style-name="T52">Was wird gerade getestet?</text:span></text:p>
      <text:p text:style-name="P53">4. Liste der getesteten Problemfälle</text:p>
      <text:p text:style-name="P54"/>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Testfall</text:p>
          </table:table-cell>
          <table:table-cell table:style-name="TableCell62">
            <text:p text:style-name="P63">Geklappt/nicht geklappt</text:p>
          </table:table-cell>
          <table:table-cell table:style-name="TableCell64">
            <text:p text:style-name="P65">Anmerkungen</text:p>
          </table:table-cell>
        </table:table-row>
        <table:table-row table:style-name="TableRow66">
          <table:table-cell table:style-name="TableCell67">
            <text:p text:style-name="P68">Exception1/Problemfall1</text:p>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Exception2/Problemfall2</text:p>
          </table:table-cell>
          <table:table-cell table:style-name="TableCell76">
            <text:p text:style-name="P77"/>
          </table:table-cell>
          <table:table-cell table:style-name="TableCell78">
            <text:p text:style-name="P79"/>
          </table:table-cell>
        </table:table-row>
      </table:table>
      <text:p text:style-name="P80"/>
      <text:p text:style-name="P81">5. Überprüfung der nichtfunktionalen Anforderungen</text:p>
      <text:p text:style-name="P82"/>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p text:style-name="P89">Testfall</text:p>
          </table:table-cell>
          <table:table-cell table:style-name="TableCell90">
            <text:p text:style-name="P91">Geklappt/nicht geklappt</text:p>
          </table:table-cell>
          <table:table-cell table:style-name="TableCell92">
            <text:p text:style-name="P93">Anmerkungen</text:p>
          </table:table-cell>
        </table:table-row>
        <table:table-row table:style-name="TableRow94">
          <table:table-cell table:style-name="TableCell95">
            <text:p text:style-name="P96">z.B. Bedienungsanforderung1</text:p>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z.B. Leistungsanforderung3</text:p>
          </table:table-cell>
          <table:table-cell table:style-name="TableCell104">
            <text:p text:style-name="P105"/>
          </table:table-cell>
          <table:table-cell table:style-name="TableCell106">
            <text:p text:style-name="P107"/>
          </table:table-cell>
        </table:table-row>
      </table:table>
      <text:p text:style-name="P108"/>
      <text:p text:style-name="P109">Durch die Dokumentation der getesteten Problemfälle, soll eine breite Fehlerabdeckung gesichert werden.</text:p>
      <text:p text:style-name="P110"/>
      <text:p text:style-name="P111">Vollständigkeitstest:</text:p>
      <text:p text:style-name="Standard"><text:span text:style-name="T112">Der Vollständigkeitstest wird mithilfe des Eclipse-Tools EclEmma durchgeführt. Hierbei wird das Testprogramm auf Vollständigkeit<text:s/></text:span><text:span text:style-name="T113">geprüft. (Das Ziel des Vollständigkeitstests ist eine Code-Coverage von mehr als 90%) Abhängig von den im Vollständigkeitstest erhaltenen Ergebnissen, müssen eventuell Funktionalitätstests erneut durchgeführt werden. Die fehlenden Problemfälle werden im Vo</text:span><text:span text:style-name="T114">llständigkeitstest dokumentiert und an den Tester des entsprechenden Funktionalitätstests weitergegeben. Der laft eigentlich zam mit dem Funkitest.</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mi</meta:initial-creator>
    <dc:creator>Stefanie Kunc</dc:creator>
    <meta:creation-date>2016-04-11T09:52:00Z</meta:creation-date>
    <dc:date>2016-05-20T08:24:00Z</dc:date>
    <meta:template xlink:href="Normal" xlink:type="simple"/>
    <meta:editing-cycles>9</meta:editing-cycles>
    <meta:editing-duration>PT0S</meta:editing-duration>
    <meta:document-statistic meta:page-count="2" meta:paragraph-count="5" meta:word-count="389" meta:character-count="2839" meta:row-count="20" meta:non-whitespace-character-count="2455"/>
  </office:meta>
</office:document-meta>
</file>